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1" fo:font-family="'Times New Roman'" style:font-family-generic="roman" style:font-pitch="variable" fo:font-size="10pt" fo:language="fr" fo:country="F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3T13:54:01.308003059</dc:date>
    <meta:editing-duration>PT3H27M</meta:editing-duration>
    <meta:editing-cycles>54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281" meta:character-count="1847" meta:non-whitespace-character-count="1626"/>
  </office:meta>
</office:document-meta>
</file>